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2">
      <style:paragraph-properties fo:text-align="start" style:justify-single-word="false"/>
    </style:style>
    <style:style style:name="P11" style:family="paragraph" style:parent-style-name="Text_20_body" style:list-style-name="L3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</style:style>
    <style:style style:name="P13" style:family="paragraph" style:parent-style-name="Text_20_body" style:list-style-name="L5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text-underline-style="none"/>
    </style:style>
    <style:style style:name="P18" style:family="paragraph" style:parent-style-name="Text_20_body" style:list-style-name="L3">
      <style:paragraph-properties fo:text-align="start" style:justify-single-word="false"/>
      <style:text-properties style:text-underline-style="non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 fo:break-before="page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tab/><text:tab/><text:tab/><text:tab/>Hoe gebruik je de O-schijf?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22">Stap 0: Introductie<text:tab/>2</text:p>
          <text:p text:style-name="P22">Stap 1: Waar vind ik de O-schijf?<text:tab/>2</text:p>
          <text:p text:style-name="P22">Stap 2: Je eigen map aanmaken<text:tab/>2</text:p>
          <text:p text:style-name="P22">Stap 3: waar vind ik opdrachten?<text:tab/>3</text:p>
        </text:index-body>
      </text:table-of-content>
      <text:p text:style-name="P1"/>
      <text:p text:style-name="P3"/>
      <text:h text:style-name="Heading_20_2" text:outline-level="2"/>
      <text:h text:style-name="Heading_20_2" text:outline-level="2"/>
      <text:h text:style-name="P20" text:outline-level="1">Stap 0: Introductie</text:h>
      <text:p text:style-name="P6">In deze introductie leggen we je uit hoe je O-schijf gebruikt</text:p>
      <text:p text:style-name="P8"/>
      <text:p text:style-name="P6"><text:span text:style-name="T4">Wat leggen we exact uit?</text:span></text:p>
      <text:p text:style-name="P8"><text:span text:style-name="T4"/></text:p>
      <text:list xml:id="list2374671452082762040" text:style-name="L4">
        <text:list-item>
          <text:p text:style-name="P12">Waar de O-schijf is</text:p>
        </text:list-item>
        <text:list-item>
          <text:p text:style-name="P12">Hoe je in de O-schijf navigeert</text:p>
        </text:list-item>
        <text:list-item>
          <text:p text:style-name="P12">Hoe je je eigen mapje aanmaakt</text:p>
        </text:list-item>
        <text:list-item>
          <text:p text:style-name="P12">Waar je de opdrachten vindt</text:p>
        </text:list-item>
        <text:list-item>
          <text:p text:style-name="P12">Hoe je opdrachten in je eigen mapje zet</text:p>
        </text:list-item>
      </text:list>
      <text:p text:style-name="P16">________________________________________________________________________________</text:p>
      <text:h text:style-name="P19" text:outline-level="1">Stap 1: Waar vind ik de O-schijf?</text:h>
      <text:p text:style-name="Text_20_body"/>
      <text:list xml:id="list2159991391421804120" text:style-name="L1">
        <text:list-item>
          <text:p text:style-name="P5">Ga met je muis naar de <text:span text:style-name="T1">Windows-balk</text:span> en klik op <text:span text:style-name="T1">verkenner</text:span><text:span text:style-name="T3">.</text:span> Dit is het map-vormige icoontje met een blauwe binder eraan vast.</text:p>
        </text:list-item>
        <text:list-item>
          <text:p text:style-name="P5">kijk in het venster links. </text:p>
        </text:list-item>
        <text:list-item>
          <text:p text:style-name="P5">Ga naar beneden totdat je de map genaamd <text:span text:style-name="T1">“programmeren”</text:span> vindt. Dubbel klik daarop.</text:p>
        </text:list-item>
        <text:list-item>
          <text:p text:style-name="P5">Nu ben je in de juiste map! Hier vindt je alle bestanden die je nodig hebt/nodig gaat hebben.</text:p>
        </text:list-item>
      </text:list>
      <text:p text:style-name="Text_20_body"/>
      <text:p text:style-name="Text_20_body">________________________________________________________________________________</text:p>
      <text:h text:style-name="P19" text:outline-level="1">Stap 2: Je eigen map aanmaken</text:h>
      <text:p text:style-name="P8"/>
      <text:list xml:id="list8671015456830026687" text:style-name="L2">
        <text:list-item>
          <text:p text:style-name="P10">In de map programmeren, klik op de map genaamd <text:span text:style-name="T1">“Deelnemers”</text:span></text:p>
        </text:list-item>
        <text:list-item>
          <text:p text:style-name="P10">Klik op de rechter muisknop. Hierdoor komt een venster tevoorschijn</text:p>
        </text:list-item>
        <text:list-item>
          <text:p text:style-name="P10">Klik in dit venster op <text:span text:style-name="T1">“Nieuw”</text:span></text:p>
        </text:list-item>
        <text:list-item>
          <text:p text:style-name="P10">Klik vervolgens op <text:span text:style-name="T1">“Map”.</text:span><text:span text:style-name="T3"> Hierdoor komt een nieuwe, blauw gedrukte map tevoorschijn met de naam</text:span><text:span text:style-name="T1"> “nieuwe map”.</text:span></text:p>
        </text:list-item>
        <text:list-item>
          <text:p text:style-name="P15">In het blauw gedrukte deel zet jij je eigen naam.</text:p>
        </text:list-item>
        <text:list-item>
          <text:p text:style-name="P15">Dubbel klik op jouw eigen map.</text:p>
        </text:list-item>
        <text:list-item>
          <text:p text:style-name="P15">Nu heb je je eigen map waar je alles wat je nodig hebt in kan zetten!</text:p>
        </text:list-item>
      </text:list>
      <text:p text:style-name="P14"/>
      <text:p text:style-name="P14">________________________________________________________________________________</text:p>
      <text:h text:style-name="P19" text:outline-level="1"><text:soft-page-break/>Stap 3: waar vind ik opdrachten?</text:h>
      <text:p text:style-name="P8"/>
      <text:list xml:id="list4724057848772985523" text:style-name="L3">
        <text:list-item>
          <text:p text:style-name="P11">In de map <text:span text:style-name="T1">“programmeren”</text:span><text:span text:style-name="T3"> vindt je de map genaamd </text:span><text:span text:style-name="T1">“Frontend challenges”.</text:span><text:span text:style-name="T3"> Dubbel klik op “</text:span><text:span text:style-name="T2">F</text:span><text:span text:style-name="T1">rontend challenges”</text:span></text:p>
        </text:list-item>
        <text:list-item>
          <text:p text:style-name="P11">In Frontend challenges vindt je 10 mapjes. Het cijfer achter de opdracht staat voor het niveau van deze opdracht. Dubbel klik op de opdracht die je wilt doen.</text:p>
        </text:list-item>
        <text:list-item>
          <text:p text:style-name="P11">Je ziet nu allemaal verschillende mapjse. De enige die je moet hebben, is de bovenste. Klik met de rechter muisknop op datzelfde bovenste mapje.</text:p>
        </text:list-item>
        <text:list-item>
          <text:p text:style-name="P11">Nu zie je weer een venster. Navigeer door dit venster naar kopiëren. Klik op kopiëren</text:p>
        </text:list-item>
        <text:list-item>
          <text:p text:style-name="P11">Ga terug naar je eigen mapje. Weet je die niet meer te vinden? </text:p>
          <text:p text:style-name="P11"><text:s/><text:span text:style-name="T5">Ga dan terug naar stap 2 om te kijken waar je mapje staat</text:span></text:p>
        </text:list-item>
        <text:list-item>
          <text:p text:style-name="P18">Terwijl je in je mapje bent, tik de toetsen CTRL en C tegelijkertijd in.</text:p>
        </text:list-item>
        <text:list-item>
          <text:p text:style-name="P18">Je hebt nu de opdracht in je eigen mapje gezet.</text:p>
        </text:list-item>
      </text:list>
      <text:p text:style-name="P17"><text:tab/></text:p>
      <text:p text:style-name="P17"><text:tab/>*Als je de opdrachten kopieert, klik altijd op kopiëren, en <text:span text:style-name="T6">nooit</text:span> op knippen!!<text:tab/></text:p>
      <text:p text:style-name="P17"><text:tab/>*In de plaats van de rechter muisknop te gebruiken, kan je ook 1 keer klikken op een mapje <text:s text:c="4"/><text:tab/> <text:s/>en dan de toetsen CTRL en C tegelijkertijd indrukken. Daarna kan je CTRL en V gebruiken <text:tab/> <text:s/>om de opdracht in je eigen map te kopieren</text:p>
      <text:p text:style-name="P17"/>
      <text:p text:style-name="P9"><text:span text:style-name="T7">________________________________________________________________________________</text:span></text:p>
      <text:h text:style-name="P23" text:outline-level="2">Samenvatting</text:h>
      <text:p text:style-name="P16"><text:span text:style-name="T3"/></text:p>
      <text:p text:style-name="P7"><text:span text:style-name="T3">Je hebt nu de volgende vaardigheden geleerd:</text:span></text:p>
      <text:p text:style-name="P16"><text:span text:style-name="T3"/></text:p>
      <text:list xml:id="list3384332668457264033" text:style-name="L5">
        <text:list-item>
          <text:p text:style-name="P13"><text:span text:style-name="T3">Waar de O-schijf staat</text:span></text:p>
        </text:list-item>
        <text:list-item>
          <text:p text:style-name="P13"><text:span text:style-name="T3">Hoe je de O-schijf gebruikt</text:span></text:p>
        </text:list-item>
        <text:list-item>
          <text:p text:style-name="P13"><text:span text:style-name="T3">Hoe je opdrachten in je eigen map zet</text:span></text:p>
        </text:list-item>
        <text:list-item>
          <text:p text:style-name="P13"><text:span text:style-name="T3">Hoe je makkelijk bestanden kan kopiëren en plakken </text:span></text:p>
          <text:p text:style-name="P13"><text:span text:style-name="T3">met de toetsen CTRL + C en CTRL + V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k Esselbrugge</meta:initial-creator>
    <meta:creation-date>2023-02-03T11:57:22.29</meta:creation-date>
    <meta:document-statistic meta:table-count="0" meta:image-count="0" meta:object-count="0" meta:page-count="3" meta:paragraph-count="51" meta:word-count="499" meta:character-count="2908"/>
    <dc:date>2023-02-03T13:52:30.19</dc:date>
    <dc:creator>Niek Esselbrugge</dc:creator>
    <meta:editing-duration>PT4M58S</meta:editing-duration>
    <meta:editing-cycles>1</meta:editing-cycles>
    <meta:generator>OpenOffice/4.1.11$Win32 OpenOffice.org_project/4111m1$Build-9808</meta:generator>
  </office:meta>
</office:document-meta>
</file>